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HUAMANI CONSA YOLAN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AMANI CONSA, YOLAND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MENDOZA GORDILLO, ELIZABETH YUR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3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7359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3:18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